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28e66"/>
    </style:style>
    <style:style style:name="P2" style:family="paragraph" style:parent-style-name="Standard">
      <style:text-properties officeooo:paragraph-rsid="0013520f"/>
    </style:style>
    <style:style style:name="P3" style:family="paragraph" style:parent-style-name="Standard">
      <style:text-properties fo:font-weight="normal" officeooo:paragraph-rsid="0013520f" style:font-weight-asian="normal" style:font-weight-complex="normal"/>
    </style:style>
    <style:style style:name="P4" style:family="paragraph" style:parent-style-name="Standard">
      <style:text-properties fo:font-weight="normal" officeooo:paragraph-rsid="0013900b" style:font-weight-asian="normal" style:font-weight-complex="normal"/>
    </style:style>
    <style:style style:name="P5" style:family="paragraph" style:parent-style-name="Standard">
      <style:text-properties fo:font-weight="normal" officeooo:paragraph-rsid="0013d273" style:font-weight-asian="normal" style:font-weight-complex="normal"/>
    </style:style>
    <style:style style:name="P6" style:family="paragraph" style:parent-style-name="Standard">
      <style:text-properties fo:font-weight="normal" officeooo:paragraph-rsid="00156160" style:font-weight-asian="normal" style:font-weight-complex="normal"/>
    </style:style>
    <style:style style:name="P7" style:family="paragraph" style:parent-style-name="Standard">
      <style:text-properties fo:font-weight="normal" officeooo:paragraph-rsid="00174d37" style:font-weight-asian="normal" style:font-weight-complex="normal"/>
    </style:style>
    <style:style style:name="T1" style:family="text">
      <style:text-properties officeooo:rsid="00128e66"/>
    </style:style>
    <style:style style:name="T2" style:family="text">
      <style:text-properties officeooo:rsid="0013520f"/>
    </style:style>
    <style:style style:name="T3" style:family="text">
      <style:text-properties fo:font-weight="bold" officeooo:rsid="0013520f" style:font-weight-asian="bold" style:font-weight-complex="bold"/>
    </style:style>
    <style:style style:name="T4" style:family="text">
      <style:text-properties officeooo:rsid="0013900b"/>
    </style:style>
    <style:style style:name="T5" style:family="text">
      <style:text-properties officeooo:rsid="0013d273"/>
    </style:style>
    <style:style style:name="T6" style:family="text">
      <style:text-properties officeooo:rsid="00156160"/>
    </style:style>
    <style:style style:name="T7" style:family="text">
      <style:text-properties officeooo:rsid="00174d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tructure d'un argument de write() :</text:span></text:p>
      <text:p text:style-name="P1"><text:span text:style-name="T1"/></text:p>
      <text:p text:style-name="P1"><text:span text:style-name="T1">['block de texte', [[liste de blocks #ITEM1], [liste de blocks #ITEM2], …], 'block de texte']</text:span></text:p>
      <text:p text:style-name="P1"><text:span text:style-name="T1"/></text:p>
      <text:p text:style-name="P1"><text:span text:style-name="T1">Nested example :</text:span></text:p>
      <text:p text:style-name="P1"><text:span text:style-name="T1"/></text:p>
      <text:p text:style-name="P1"><text:span text:style-name="T1">['block de texte', [['block1#ITEM1', 'block2#ITEM1', [[liste de blocks #SUBITEM1], [liste de blocks #SUBITEM2], …]], [liste de blocks #ITEM2], …], 'block de texte']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2">TODO :</text:span></text:p>
      <text:p text:style-name="P2"><text:span text:style-name="T2"/></text:p>
      <text:p text:style-name="P2"><text:span text:style-name="T2">Créer une fonction </text:span><text:span text:style-name="T3">syntax_tree()</text:span></text:p>
      <text:p text:style-name="P3"><text:span text:style-name="T2"/></text:p>
      <text:p text:style-name="P4"><text:span text:style-name="T2">« bl</text:span><text:span text:style-name="T4">a</text:span><text:span text:style-name="T2">blabla</text:span></text:p>
      <text:p text:style-name="P3"><text:span text:style-name="T2">#IF{a==3}</text:span></text:p>
      <text:p text:style-name="P3"><text:span text:style-name="T2">hello</text:span></text:p>
      <text:p text:style-name="P3"><text:span text:style-name="T2">#IF{b &gt; 4}</text:span></text:p>
      <text:p text:style-name="P3"><text:span text:style-name="T2">big</text:span></text:p>
      <text:p text:style-name="P3"><text:span text:style-name="T2">#END</text:span></text:p>
      <text:p text:style-name="P3"><text:span text:style-name="T2">#ELIF{a==2}</text:span></text:p>
      <text:p text:style-name="P3"><text:span text:style-name="T2">world</text:span></text:p>
      <text:p text:style-name="P3"><text:span text:style-name="T2">#ELSE</text:span></text:p>
      <text:p text:style-name="P3"><text:span text:style-name="T2">!</text:span></text:p>
      <text:p text:style-name="P6"><text:span text:style-name="T2">#END</text:span></text:p>
      <text:p text:style-name="P6"><text:span text:style-name="T6">That's all folks.</text:span><text:span text:style-name="T2"> »</text:span></text:p>
      <text:p text:style-name="P3"><text:span text:style-name="T2"/></text:p>
      <text:p text:style-name="P4"><text:span text:style-name="T4">doit devenir</text:span></text:p>
      <text:p text:style-name="P4"><text:span text:style-name="T4"/></text:p>
      <text:p text:style-name="P4"><text:span text:style-name="T4"/></text:p>
      <text:p text:style-name="P5"><text:span text:style-name="T4">['ROOT', None, 'blablabla', </text:span></text:p>
      <text:p text:style-name="P5"><text:span text:style-name="T4"><text:s text:c="26"/>['IF', 'a==3', 'hello', ['IF', 'b</text:span><text:span text:style-name="T5"> &gt; 4', 'big'], </text:span></text:p>
      <text:p text:style-name="P5"><text:span text:style-name="T5"><text:s text:c="26"/>['ELIF', 'a==2', 'world'], </text:span></text:p>
      <text:p text:style-name="P5"><text:span text:style-name="T5"><text:s text:c="26"/>['ELSE', None, <text:s/>' !']</text:span></text:p>
      <text:p text:style-name="P7"><text:span text:style-name="T5"><text:s text:c="26"/></text:span><text:span text:style-name="T7">"</text:span><text:span text:style-name="T6">That</text:span><text:span text:style-name="T6">'s all folks.</text:span><text:span text:style-name="T7">"</text:span></text:p>
      <text:p text:style-name="P5"><text:span text:style-name="T5"><text:s text:c="18"/>]</text:span></text:p>
      <text:p text:style-name="P3"><text:span text:style-name="T2"/></text:p>
      <text:p text:style-name="P4"><text:span text:style-name="T4">[TAGNAME, TAGOPTIONS or None, strings or lists...]</text:span></text:p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</meta:initial-creator>
    <meta:creation-date>2013-09-24T15:29:39</meta:creation-date>
    <dc:date>2013-09-24T16:25:47</dc:date>
    <dc:creator>Nicolas </dc:creator>
    <meta:editing-duration>PT52M45S</meta:editing-duration>
    <meta:editing-cycles>7</meta:editing-cycles>
    <meta:generator>LibreOffice/4.0.2.2$Linux_X86_64 LibreOffice_project/400m0$Build-2</meta:generator>
    <meta:document-statistic meta:table-count="0" meta:image-count="0" meta:object-count="0" meta:page-count="1" meta:paragraph-count="26" meta:word-count="101" meta:character-count="762" meta:non-whitespace-character-count="561"/>
  </office:meta>
</office:document-meta>
</file>